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5.784cm"/>
    </style:style>
    <style:style style:name="co3" style:family="table-column">
      <style:table-column-properties fo:break-before="auto" style:column-width="6.694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il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55:Sheet1.A55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>
            <draw:frame table:end-cell-address="Sheet1.C31" table:end-x="6.126cm" table:end-y="0.452cm" draw:z-index="0" draw:style-name="gr1" svg:width="16cm" svg:height="14cm" svg:x="0cm" svg:y="0cm">
              <draw:object draw:notify-on-update-of-ranges="Sheet1.A37:Sheet1.A52 Sheet1.B36:Sheet1.B36 Sheet1.B37:Sheet1.B52 Sheet1.C36:Sheet1.C36 Sheet1.C37:Sheet1.C52 Sheet1.D36:Sheet1.D36 Sheet1.D37:Sheet1.D52 Sheet1.E36:Sheet1.E36 Sheet1.E37:Sheet1.E52 Sheet1.F36:Sheet1.F36 Sheet1.F37:Sheet1.F52 Sheet1.G36:Sheet1.G36 Sheet1.G37:Sheet1.G52 Sheet1.H36:Sheet1.H36 Sheet1.H37:Sheet1.H52 Sheet1.I36:Sheet1.I36 Sheet1.I37:Sheet1.I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Distortion coefficients of the estimated distortion model (evens only: k2, k4)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lgrebraic + gradient: energy minimisation</text:p>
          </table:table-cell>
          <table:table-cell table:style-name="ce1" office:value-type="string">
            <text:p>Kappa k0</text:p>
          </table:table-cell>
          <table:table-cell table:style-name="ce1" office:value-type="string">
            <text:p>Kappa k2</text:p>
          </table:table-cell>
          <table:table-cell table:style-name="ce1" office:value-type="string">
            <text:p>Kappa k4</text:p>
          </table:table-cell>
          <table:table-cell table:style-name="ce1" office:value-type="string">
            <text:p>Observation of image output</text:p>
          </table:table-cell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in chessboard</text:p>
          </table:table-cell>
          <table:table-cell/>
          <table:table-cell table:style-name="ce3" office:value-type="float" office:value="0.999994200427223">
            <text:p>1.00E+000</text:p>
          </table:table-cell>
          <table:table-cell table:style-name="ce3" office:value-type="float" office:value="-0.0000000000398119706872993">
            <text:p>-3.98E-011</text:p>
          </table:table-cell>
          <table:table-cell table:style-name="ce3" office:value-type="float" office:value="4.80105142502336E-015">
            <text:p>4.80E-015</text:p>
          </table:table-cell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ur chessboard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rel distortion</text:p>
          </table:table-cell>
          <table:table-cell/>
          <table:table-cell table:style-name="ce3" office:value-type="float" office:value="0.949263220519037">
            <text:p>9.49E-001</text:p>
          </table:table-cell>
          <table:table-cell table:style-name="ce3" office:value-type="float" office:value="0.00000176995022731456">
            <text:p>1.77E-006</text:p>
          </table:table-cell>
          <table:table-cell table:style-name="ce3" office:value-type="float" office:value="-0.000000000000258225415332097">
            <text:p>-2.58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cushion distortion</text:p>
          </table:table-cell>
          <table:table-cell/>
          <table:table-cell table:style-name="ce3" office:value-type="float" office:value="1.07111959340912">
            <text:p>1.07E+000</text:p>
          </table:table-cell>
          <table:table-cell table:style-name="ce3" office:value-type="float" office:value="-0.00000197715820550677">
            <text:p>-1.98E-006</text:p>
          </table:table-cell>
          <table:table-cell table:style-name="ce3" office:value-type="float" office:value="0.0000000000000118834124226404">
            <text:p>1.19E-014</text:p>
          </table:table-cell>
          <table:table-cell office:value-type="string">
            <text:p>Only found 47 corners. Using these for straight lines let it correct the image but lost the corners.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lted 22.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lted 4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ilted 45 degrees, barrel</text:p>
          </table:table-cell>
          <table:table-cell/>
          <table:table-cell table:style-name="ce3" office:value-type="float" office:value="0.968676261711333">
            <text:p>9.69E-001</text:p>
          </table:table-cell>
          <table:table-cell table:style-name="ce3" office:value-type="float" office:value="0.00000102763898062298">
            <text:p>1.03E-006</text:p>
          </table:table-cell>
          <table:table-cell table:style-name="ce3" office:value-type="float" office:value="0.000000000000210324190641599">
            <text:p>2.10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ilted 45 degrees, pincushion</text:p>
          </table:table-cell>
          <table:table-cell/>
          <table:table-cell table:style-name="ce3" office:value-type="float" office:value="1.03280660796747">
            <text:p>1.03E+000</text:p>
          </table:table-cell>
          <table:table-cell table:style-name="ce3" office:value-type="float" office:value="-0.000000726487200870256">
            <text:p>-7.26E-007</text:p>
          </table:table-cell>
          <table:table-cell table:style-name="ce3" office:value-type="float" office:value="-0.00000000000324247409322443">
            <text:p>-3.24E-012</text:p>
          </table:table-cell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lted 22.5 degrees, barrel</text:p>
          </table:table-cell>
          <table:table-cell table:number-columns-repeated="4"/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lted 22.5 degrees, pincushion</text:p>
          </table:table-cell>
          <table:table-cell table:number-columns-repeated="4"/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fted barrel distortion</text:p>
          </table:table-cell>
          <table:table-cell/>
          <table:table-cell table:style-name="ce3" office:value-type="float" office:value="1.02558457446979">
            <text:p>1.03E+000</text:p>
          </table:table-cell>
          <table:table-cell table:style-name="ce3" office:value-type="float" office:value="-0.00000110990937858273">
            <text:p>-1.11E-006</text:p>
          </table:table-cell>
          <table:table-cell table:style-name="ce3" office:value-type="float" office:value="0.00000000000682297073463997">
            <text:p>6.82E-012</text:p>
          </table:table-cell>
          <table:table-cell office:value-type="string">
            <text:p>Not properly corrected, presumably due to assumption that distortion centre = image centre.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hifted pincushion distortion</text:p>
          </table:table-cell>
          <table:table-cell table:number-columns-repeated="4"/>
          <table:table-cell office:value-type="string">
            <text:p>Only found 47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auss 10 barrel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uss 10 pincushion</text:p>
          </table:table-cell>
          <table:table-cell table:number-columns-repeated="4"/>
          <table:table-cell office:value-type="string">
            <text:p>Only found 37 corners in a circular pattern in the middle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read 10 pincushion</text:p>
          </table:table-cell>
          <table:table-cell/>
          <table:table-cell table:style-name="ce3" office:value-type="float" office:value="1.02680724715014">
            <text:p>1.03E+000</text:p>
          </table:table-cell>
          <table:table-cell table:style-name="ce3" office:value-type="float" office:value="-0.00000131833997562176">
            <text:p>-1.32E-006</text:p>
          </table:table-cell>
          <table:table-cell table:style-name="ce3" office:value-type="float" office:value="-0.00000000000702413132840618">
            <text:p>-7.02E-012</text:p>
          </table:table-cell>
          <table:table-cell office:value-type="string">
            <text:p>Only found 42 corners; falsely constructed lines resulting in weird 15a pattern. Surprisingly successful when cut down to 36 corners, losing the chessboard corners but still correcting middle. See 15b.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read 20 pincushion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read 10 barrel</text:p>
          </table:table-cell>
          <table:table-cell/>
          <table:table-cell table:style-name="ce3" office:value-type="float" office:value="0.953602099060043">
            <text:p>9.54E-001</text:p>
          </table:table-cell>
          <table:table-cell table:style-name="ce3" office:value-type="float" office:value="0.00000154819626763416">
            <text:p>1.55E-006</text:p>
          </table:table-cell>
          <table:table-cell table:style-name="ce3" office:value-type="float" office:value="0.00000000000161881381215132">
            <text:p>1.62E-012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read 20 barrel</text:p>
          </table:table-cell>
          <table:table-cell/>
          <table:table-cell table:style-name="ce3"/>
          <table:table-cell table:number-columns-repeated="2"/>
          <table:table-cell office:value-type="string">
            <text:p>Only found 28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arrel plus stretched edge</text:p>
          </table:table-cell>
          <table:table-cell/>
          <table:table-cell table:style-name="ce3" office:value-type="float" office:value="1.02681033288299">
            <text:p>1.03E+000</text:p>
          </table:table-cell>
          <table:table-cell table:style-name="ce3" office:value-type="float" office:value="-0.000000984735054410916">
            <text:p>-9.85E-007</text:p>
          </table:table-cell>
          <table:table-cell table:style-name="ce3" office:value-type="float" office:value="0.00000000000475472544559651">
            <text:p>4.75E-012</text:p>
          </table:table-cell>
          <table:table-cell office:value-type="string">
            <text:p>Found corners, but supposedly undistorted image was almost unchanged.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cushion plus stretched edge</text:p>
          </table:table-cell>
          <table:table-cell table:number-columns-repeated="4"/>
          <table:table-cell office:value-type="string">
            <text:p>Finds 27 to 33 corners in the middle, but unable to construct lines to run distortion on them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seudo-Pincushion distortion in board corner</text:p>
          </table:table-cell>
          <table:table-cell/>
          <table:table-cell table:style-name="ce3" office:value-type="float" office:value="1.10676827212536">
            <text:p>1.11E+000</text:p>
          </table:table-cell>
          <table:table-cell table:style-name="ce3" office:value-type="float" office:value="-0.00000663710866894029">
            <text:p>-6.64E-006</text:p>
          </table:table-cell>
          <table:table-cell table:style-name="ce3" office:value-type="float" office:value="0.0000000000653537878214417">
            <text:p>6.54E-011</text:p>
          </table:table-cell>
          <table:table-cell office:value-type="string">
            <text:p>Finds corners, almost no change to ‘undistorted’ image.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seudo-Barrel distortion in board corner</text:p>
          </table:table-cell>
          <table:table-cell table:number-columns-repeated="4"/>
          <table:table-cell office:value-type="string">
            <text:p>Finds 47 corners, unable to reconstruct line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LIBRATION kappa</text:p>
          </table:table-cell>
          <table:table-cell table:number-columns-repeated="1015"/>
        </table:table-row>
        <table:table-row table:style-name="ro1">
          <table:table-cell office:value-type="string">
            <text:p>027_normal_left</text:p>
          </table:table-cell>
          <table:table-cell office:value-type="string">
            <text:p>Straight lines from faces of 027 normal image</text:p>
          </table:table-cell>
          <table:table-cell table:style-name="ce3" office:value-type="float" office:value="7487.5564328503">
            <text:p>7.49E+003</text:p>
          </table:table-cell>
          <table:table-cell table:style-name="ce3" office:value-type="float" office:value="1.00182127952105">
            <text:p>1.00E+000</text:p>
          </table:table-cell>
          <table:table-cell table:style-name="ce3" office:value-type="float" office:value="-0.00000000743308894664301">
            <text:p>-7.43E-009</text:p>
          </table:table-cell>
          <table:table-cell table:style-name="ce3" office:value-type="float" office:value="5.50292140310022E-015">
            <text:p>5.50E-015</text:p>
          </table:table-cell>
          <table:table-cell office:value-type="string">
            <text:p>Corrected perfectly.</text:p>
          </table:table-cell>
          <table:table-cell table:style-name="ce3" office:value-type="float" office:value="-0.0000000151332">
            <text:p>-1.51E-008</text:p>
          </table:table-cell>
          <table:table-cell table:number-columns-repeated="1015"/>
        </table:table-row>
        <table:table-row table:style-name="ro1">
          <table:table-cell office:value-type="string">
            <text:p>027_barrel_left</text:p>
          </table:table-cell>
          <table:table-cell office:value-type="string">
            <text:p>Straight lines from faces of 027 barrel image</text:p>
          </table:table-cell>
          <table:table-cell table:style-name="ce3" office:value-type="float" office:value="6430.91081439347">
            <text:p>6.43E+003</text:p>
          </table:table-cell>
          <table:table-cell table:style-name="ce3" office:value-type="float" office:value="0.957962632608942">
            <text:p>9.58E-001</text:p>
          </table:table-cell>
          <table:table-cell table:style-name="ce3" office:value-type="float" office:value="0.000000103747970333663">
            <text:p>1.04E-007</text:p>
          </table:table-cell>
          <table:table-cell table:style-name="ce3" office:value-type="float" office:value="0.0000000000000300751764825443">
            <text:p>3.01E-014</text:p>
          </table:table-cell>
          <table:table-cell office:value-type="string">
            <text:p>Corrected perfectly.</text:p>
          </table:table-cell>
          <table:table-cell table:style-name="ce3" office:value-type="float" office:value="0.00000011943">
            <text:p>1.19E-007</text:p>
          </table:table-cell>
          <table:table-cell table:number-columns-repeated="1015"/>
        </table:table-row>
        <table:table-row table:style-name="ro1">
          <table:table-cell office:value-type="string">
            <text:p>027_pincushion_left</text:p>
          </table:table-cell>
          <table:table-cell office:value-type="string">
            <text:p>Straight lines from faces of 027 pincushion image</text:p>
          </table:table-cell>
          <table:table-cell table:style-name="ce3" office:value-type="float" office:value="182570.772283741">
            <text:p>1.83E+005</text:p>
          </table:table-cell>
          <table:table-cell table:style-name="ce3" office:value-type="float" office:value="1.05480404858233">
            <text:p>1.05E+000</text:p>
          </table:table-cell>
          <table:table-cell table:style-name="ce3" office:value-type="float" office:value="-0.000000088156730731066">
            <text:p>-8.82E-008</text:p>
          </table:table-cell>
          <table:table-cell table:style-name="ce3" office:value-type="float" office:value="-0.0000000000000304712041134892">
            <text:p>-3.05E-014</text:p>
          </table:table-cell>
          <table:table-cell office:value-type="string">
            <text:p>Corrected perfectly.</text:p>
          </table:table-cell>
          <table:table-cell table:style-name="ce3" office:value-type="float" office:value="-0.00000173052">
            <text:p>-1.73E-006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2">
          <table:table-cell table:style-name="ce2" office:value-type="string">
            <text:p>Delta value</text:p>
          </table:table-cell>
          <table:table-cell table:style-name="ce2" office:value-type="string">
            <text:p>2-region test image</text:p>
          </table:table-cell>
          <table:table-cell table:style-name="ce2" office:value-type="string">
            <text:p>5-image test image</text:p>
          </table:table-cell>
          <table:table-cell table:style-name="ce2" office:value-type="string">
            <text:p>7-region test image</text:p>
          </table:table-cell>
          <table:table-cell table:style-name="ce2" office:value-type="string">
            <text:p>10-region test image</text:p>
          </table:table-cell>
          <table:table-cell office:value-type="string">
            <text:p>(2 regions)</text:p>
          </table:table-cell>
          <table:table-cell office:value-type="string">
            <text:p>(5 regions)</text:p>
          </table:table-cell>
          <table:table-cell office:value-type="string">
            <text:p>(7 regions)</text:p>
          </table:table-cell>
          <table:table-cell office:value-type="string">
            <text:p>(10 regions)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421">
            <text:p>421</text:p>
          </table:table-cell>
          <table:table-cell office:value-type="float" office:value="1060">
            <text:p>106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47">
            <text:p>147</text:p>
          </table:table-cell>
          <table:table-cell office:value-type="float" office:value="167">
            <text:p>167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42">
            <text:p>4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 table:number-rows-repeated="654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hil" fo:country="PH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20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cm" fo:page-height="15cm" style:num-format="1" style:print-orientation="landscape" fo:margin-top="0.101cm" fo:margin-bottom="0.101cm" fo:margin-left="0.101cm" fo:margin-right="0.101cm" style:shadow="none" fo:background-color="transparent" style:scale-to="1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10:0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22:03:23.32</meta:creation-date>
    <dc:date>2012-04-14T10:07:43.84</dc:date>
    <dc:creator>Ben Meadows</dc:creator>
    <meta:editing-duration>PT22H25M33S</meta:editing-duration>
    <meta:editing-cycles>24</meta:editing-cycles>
    <meta:generator>OpenOffice.org/3.2$Win32 OpenOffice.org_project/320m18$Build-9502</meta:generator>
    <meta:printed-by>Ben Meadows</meta:printed-by>
    <meta:print-date>2012-04-13T20:12:45.54</meta:print-date>
    <meta:document-statistic meta:table-count="3" meta:cell-count="282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aximum="1500" chart:interval-minor-divisor="1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14.001cm" xlink:href=".." chart:class="chart:bar" chart:style-name="ch1">
        <chart:title svg:x="3.568cm" svg:y="0.281cm" chart:style-name="ch2">
          <text:p>Regions returned by split and merge algorithm</text:p>
        </chart:title>
        <chart:subtitle svg:x="6.346cm" svg:y="1.064cm" chart:style-name="ch3">
          <text:p>(Logarithmic scale)</text:p>
        </chart:subtitle>
        <chart:legend chart:legend-position="end" svg:x="12.438cm" svg:y="5.198cm" chart:style-name="ch4"/>
        <chart:plot-area chart:style-name="ch5" table:cell-range-address="Sheet1.A36:Sheet1.I52" chart:data-source-has-labels="both" svg:x="0.439cm" svg:y="1.795cm" svg:width="11.68cm" svg:height="11.567cm">
          <chart:axis chart:dimension="x" chart:name="primary-x" chart:style-name="ch6">
            <chart:title svg:x="5.771cm" svg:y="13.044cm" chart:style-name="ch7">
              <text:p>Delta value</text:p>
            </chart:title>
            <chart:categories table:cell-range-address="Sheet1.A37:Sheet1.A52"/>
          </chart:axis>
          <chart:axis chart:dimension="y" chart:name="primary-y" chart:style-name="ch8">
            <chart:title svg:x="0.321cm" svg:y="9.29cm" chart:style-name="ch9">
              <text:p>Number of regions returned</text:p>
            </chart:title>
            <chart:grid chart:style-name="ch10" chart:class="major"/>
          </chart:axis>
          <chart:series chart:style-name="ch11" chart:values-cell-range-address="Sheet1.B37:Sheet1.B52" chart:label-cell-address="Sheet1.B36:Sheet1.B36" chart:class="chart:bar">
            <chart:data-point chart:repeated="16"/>
          </chart:series>
          <chart:series chart:style-name="ch12" chart:values-cell-range-address="Sheet1.C37:Sheet1.C52" chart:label-cell-address="Sheet1.C36:Sheet1.C36" chart:class="chart:bar">
            <chart:data-point chart:repeated="16"/>
          </chart:series>
          <chart:series chart:style-name="ch13" chart:values-cell-range-address="Sheet1.D37:Sheet1.D52" chart:label-cell-address="Sheet1.D36:Sheet1.D36" chart:class="chart:bar">
            <chart:data-point chart:repeated="16"/>
          </chart:series>
          <chart:series chart:style-name="ch14" chart:values-cell-range-address="Sheet1.E37:Sheet1.E52" chart:label-cell-address="Sheet1.E36:Sheet1.E36" chart:class="chart:bar">
            <chart:data-point chart:repeated="16"/>
          </chart:series>
          <chart:series chart:style-name="ch15" chart:values-cell-range-address="Sheet1.F37:Sheet1.F52" chart:label-cell-address="Sheet1.F36:Sheet1.F36" chart:class="chart:line">
            <chart:data-point chart:repeated="16"/>
          </chart:series>
          <chart:series chart:style-name="ch16" chart:values-cell-range-address="Sheet1.G37:Sheet1.G52" chart:label-cell-address="Sheet1.G36:Sheet1.G36" chart:class="chart:line">
            <chart:data-point chart:repeated="16"/>
          </chart:series>
          <chart:series chart:style-name="ch17" chart:values-cell-range-address="Sheet1.H37:Sheet1.H52" chart:label-cell-address="Sheet1.H36:Sheet1.H36" chart:class="chart:line">
            <chart:data-point chart:repeated="16"/>
          </chart:series>
          <chart:series chart:style-name="ch18" chart:values-cell-range-address="Sheet1.I37:Sheet1.I52" chart:label-cell-address="Sheet1.I36:Sheet1.I36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6:Sheet1.B36">2-region test image</text:p>
              </table:table-cell>
              <table:table-cell office:value-type="string">
                <text:p text:id="Sheet1.C36:Sheet1.C36">5-image test image</text:p>
              </table:table-cell>
              <table:table-cell office:value-type="string">
                <text:p text:id="Sheet1.D36:Sheet1.D36">7-region test image</text:p>
              </table:table-cell>
              <table:table-cell office:value-type="string">
                <text:p text:id="Sheet1.E36:Sheet1.E36">10-region test image</text:p>
              </table:table-cell>
              <table:table-cell office:value-type="string">
                <text:p text:id="Sheet1.F36:Sheet1.F36">(2 regions)</text:p>
              </table:table-cell>
              <table:table-cell office:value-type="string">
                <text:p text:id="Sheet1.G36:Sheet1.G36">(5 regions)</text:p>
              </table:table-cell>
              <table:table-cell office:value-type="string">
                <text:p text:id="Sheet1.H36:Sheet1.H36">(7 regions)</text:p>
              </table:table-cell>
              <table:table-cell office:value-type="string">
                <text:p text:id="Sheet1.I36:Sheet1.I36">(10 regions)</text:p>
              </table:table-cell>
            </table:table-row>
          </table:table-header-rows>
          <table:table-rows>
            <table:table-row>
              <table:table-cell office:value-type="string">
                <text:p text:id="Sheet1.A37:Sheet1.A52">10</text:p>
              </table:table-cell>
              <table:table-cell office:value-type="float" office:value="97">
                <text:p text:id="Sheet1.B37:Sheet1.B52">97</text:p>
              </table:table-cell>
              <table:table-cell office:value-type="float" office:value="149">
                <text:p text:id="Sheet1.C37:Sheet1.C52">149</text:p>
              </table:table-cell>
              <table:table-cell office:value-type="float" office:value="421">
                <text:p text:id="Sheet1.D37:Sheet1.D52">421</text:p>
              </table:table-cell>
              <table:table-cell office:value-type="float" office:value="1060">
                <text:p text:id="Sheet1.E37:Sheet1.E52">1060</text:p>
              </table:table-cell>
              <table:table-cell office:value-type="float" office:value="2">
                <text:p text:id="Sheet1.F37:Sheet1.F52">2</text:p>
              </table:table-cell>
              <table:table-cell office:value-type="float" office:value="5">
                <text:p text:id="Sheet1.G37:Sheet1.G52">5</text:p>
              </table:table-cell>
              <table:table-cell office:value-type="float" office:value="7">
                <text:p text:id="Sheet1.H37:Sheet1.H52">7</text:p>
              </table:table-cell>
              <table:table-cell office:value-type="float" office:value="10">
                <text:p text:id="Sheet1.I37:Sheet1.I52"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147">
                <text:p>147</text:p>
              </table:table-cell>
              <table:table-cell office:value-type="float" office:value="167">
                <text:p>167</text:p>
              </table:table-cell>
              <table:table-cell office:value-type="float" office:value="490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311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